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andom</text:p>
      <text:p text:style-name="Standard"/>
      <text:p text:style-name="Standard">def generate_random_password(A):</text:p>
      <text:p text:style-name="Standard"><text:s text:c="4"/>characters="abcdefghijklmnopqrstuvwxyzABCDEFGHIJKLMNOPQRSTUVWXYZ123456789!@#$%^&amp;*()"</text:p>
      <text:p text:style-name="Standard"><text:s text:c="4"/>password=""</text:p>
      <text:p text:style-name="Standard"><text:s text:c="4"/>for i in range (A):</text:p>
      <text:p text:style-name="Standard"><text:s text:c="8"/>password+=random.choice(characters)</text:p>
      <text:p text:style-name="Standard"><text:s text:c="4"/>print(passwor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=int(input())</text:p>
      <text:p text:style-name="Standard">generate_random_password(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4:24:53.552698571</meta:creation-date>
    <dc:date>2023-05-27T14:25:12.716819603</dc:date>
    <meta:editing-duration>PT20S</meta:editing-duration>
    <meta:editing-cycles>1</meta:editing-cycles>
    <meta:document-statistic meta:table-count="0" meta:image-count="0" meta:object-count="0" meta:page-count="1" meta:paragraph-count="9" meta:word-count="15" meta:character-count="274" meta:non-whitespace-character-count="244"/>
    <meta:generator>LibreOffice/7.3.7.2$Linux_X86_64 LibreOffice_project/30$Build-2</meta:generator>
  </office:meta>
</office:document-meta>
</file>